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aco, monospace"/>
    <style:font-face style:name="Menlo" svg:font-family="Menlo, Monaco, Consolas, 'Courier New'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c32" officeooo:paragraph-rsid="00008c32"/>
    </style:style>
    <style:style style:name="P2" style:family="paragraph" style:parent-style-name="Standard">
      <style:text-properties officeooo:rsid="00008c32" officeooo:paragraph-rsid="0009b5a7"/>
    </style:style>
    <style:style style:name="P3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4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5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6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7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8" style:family="paragraph" style:parent-style-name="Standard">
      <style:text-properties officeooo:rsid="0006946b" officeooo:paragraph-rsid="0006946b"/>
    </style:style>
    <style:style style:name="P9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10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11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2" style:family="paragraph" style:parent-style-name="Standard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0ed0ca" officeooo:paragraph-rsid="000ed0ca" style:font-style-asian="italic" style:font-weight-asian="bold" style:font-style-complex="italic" style:font-weight-complex="bold"/>
    </style:style>
    <style:style style:name="P15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16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b5a7"/>
    </style:style>
    <style:style style:name="T5" style:family="text">
      <style:text-properties fo:font-style="normal" officeooo:rsid="000fa79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1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officeooo:rsid="000f533a"/>
    </style:style>
    <style:style style:name="T13" style:family="text">
      <style:text-properties officeooo:rsid="000fa79b"/>
    </style:style>
    <style:style style:name="T14" style:family="text">
      <style:text-properties fo:font-style="italic" officeooo:rsid="000fa79b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ython /dev/hidraw reader</text:p>
      <text:p text:style-name="P1">- DB writer</text:p>
      <text:p text:style-name="P1">- Cron job for every minute</text:p>
      <text:p text:style-name="P1">- Graphana config</text:p>
      <text:p text:style-name="P1">- Security and authorisation</text:p>
      <text:p text:style-name="P2">- DB backup <text:span text:style-name="T4">(http://jheyman.github.io/blog/pages/InfluxDB/)</text:span></text:p>
      <text:p text:style-name="P8">- Startup Influx at switchon</text:p>
      <text:p text:style-name="P1"/>
      <text:p text:style-name="P3">Decisions</text:p>
      <text:p text:style-name="P5"/>
      <text:p text:style-name="P5">Populate the following info from the data:</text:p>
      <text:p text:style-name="P5">QPI<text:span text:style-name="T2">GS</text:span></text:p>
      <text:p text:style-name="P6">- All, converting status bits to individual fields <text:span text:style-name="T13">in the </text:span><text:span text:style-name="T14">device_status </text:span><text:span text:style-name="T5">table</text:span></text:p>
      <text:p text:style-name="P5"/>
      <text:p text:style-name="P5">Q<text:span text:style-name="T1">MOD</text:span></text:p>
      <text:p text:style-name="P6">- Text string showing mode <text:span text:style-name="T13">in </text:span><text:span text:style-name="T14">system_mode </text:span><text:span text:style-name="T5">table</text:span></text:p>
      <text:p text:style-name="P6"/>
      <text:p text:style-name="P7">QPIRI</text:p>
      <text:p text:style-name="P7">- <text:span text:style-name="T12">Device rating data </text:span><text:span text:style-name="T14">device_rating</text:span><text:span text:style-name="T5"> table</text:span></text:p>
      <text:p text:style-name="P7"/>
      <text:p text:style-name="P4">Startup</text:p>
      <text:list xml:id="list3480284520250711726" text:style-name="L1">
        <text:list-item>
          <text:p text:style-name="P9">sudo service influxdb start</text:p>
        </text:list-item>
      </text:list>
      <text:p text:style-name="P10"/>
      <text:p text:style-name="P11">Downloads</text:p>
      <text:p text:style-name="P11"><text:span text:style-name="T3"/></text:p>
      <text:p text:style-name="P12"><text:span text:style-name="T3">InfluxDB</text:span></text:p>
      <text:p text:style-name="P15"><text:span text:style-name="Source_20_Text"><text:span text:style-name="T7">wget https://dl.influxdata.com/influxdb/releases/influxdb-1.7.3_linux_armhf.tar.gz</text:span></text:span></text:p>
      <text:p text:style-name="P15"><text:span text:style-name="Source_20_Text"><text:span text:style-name="T7">tar xvfz influxdb-1.7.3_linux_armhf.tar.gz</text:span></text:span></text:p>
      <text:p text:style-name="P15"><text:span text:style-name="Source_20_Text"><text:span text:style-name="T7">Copied all the files to the root folder</text:span></text:span></text:p>
      <text:p text:style-name="P13"><text:span text:style-name="T6">sudo service influxdb start</text:span></text:p>
      <text:p text:style-name="P13"><text:span text:style-name="T6">influx (should open the command prompt for the DB)</text:span></text:p>
      <text:p text:style-name="P16"><text:span text:style-name="Source_20_Text"><text:span text:style-name="T8">SELECT</text:span></text:span><text:span text:style-name="Source_20_Text"><text:span text:style-name="T9"> </text:span></text:span><text:span text:style-name="Source_20_Text"><text:span text:style-name="T11">"host"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1">"region"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1">"value"</text:span></text:span><text:span text:style-name="Source_20_Text"><text:span text:style-name="T9"> </text:span></text:span><text:span text:style-name="Source_20_Text"><text:span text:style-name="T8">FROM</text:span></text:span><text:span text:style-name="Source_20_Text"><text:span text:style-name="T9"> </text:span></text:span><text:span text:style-name="Source_20_Text"><text:span text:style-name="T11">"cpu"</text:span></text:span></text:p>
      <text:p text:style-name="P13"><text:span text:style-name="T6"/></text:p>
      <text:p text:style-name="P14"><text:span text:style-name="T6">To do the select above in Python:</text:span></text:p>
      <text:p text:style-name="P14"><text:span text:style-name="T3">influx_client = InfluxDBClient('localhost', 8086, database='mydb')</text:span></text:p>
      <text:p text:style-name="P14"><text:span text:style-name="T3">result = influx_client.query('select host, region, value FROM cpu')</text:span></text:p>
      <text:p text:style-name="P14"><text:span text:style-name="T3">print("Result: {0}".format(result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Monaco, monospace"/>
    <style:font-face style:name="Menlo" svg:font-family="Menlo, Monaco, Consolas, 'Courier New'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17T22:23:34.646062638</dc:date>
    <meta:editing-duration>P1DT11H23M33S</meta:editing-duration>
    <meta:editing-cycles>15</meta:editing-cycles>
    <meta:generator>LibreOffice/5.2.7.2$Linux_ARM_EABI LibreOffice_project/20m0$Build-2</meta:generator>
    <meta:document-statistic meta:table-count="0" meta:image-count="0" meta:object-count="0" meta:page-count="1" meta:paragraph-count="29" meta:word-count="128" meta:character-count="963" meta:non-whitespace-character-count="865"/>
  </office:meta>
</office:document-meta>
</file>